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2.85cm" fo:min-width="5.4cm"/>
    </style:style>
    <style:style style:name="gr2" style:family="graphic" style:parent-style-name="standard">
      <style:graphic-properties draw:textarea-horizontal-align="justify" draw:textarea-vertical-align="middle" draw:auto-grow-height="false" fo:min-height="1.942cm" fo:min-width="2.824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3.65cm" fo:min-width="3.3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5.9cm" svg:height="13.1cm" svg:x="4.1cm" svg:y="2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9cm" svg:height="13.1cm" svg:x="11.435cm" svg:y="2.6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7cm" svg:height="3.1cm" svg:x="12cm" svg:y="12cm">
          <text:p text:style-name="P2"><text:span text:style-name="T1"/></text:p>
          <text:p text:style-name="P2"><text:span text:style-name="T1">Result = [40401,</text:span></text:p>
          <text:p text:style-name="P2"><text:span text:style-name="T1"><text:s/></text:span><text:span text:style-name="T1">287296, 26896, 815409,</text:span></text:p>
          <text:p text:style-name="P2"><text:span text:style-name="T1"><text:s/></text:span><text:span text:style-name="T1">327184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4.2cm" svg:height="1.445cm" svg:x="4.9cm" svg:y="3.5cm">
          <draw:text-box>
            <text:p>Main Process</text:p>
          </draw:text-box>
        </draw:frame>
        <draw:frame draw:style-name="gr3" draw:text-style-name="P3" draw:layer="layout" svg:width="4.2cm" svg:height="1.445cm" svg:x="11.8cm" svg:y="3.455cm">
          <draw:text-box>
            <text:p>Secondary Process</text:p>
          </draw:text-box>
        </draw:frame>
        <draw:custom-shape draw:style-name="gr2" draw:text-style-name="P1" draw:layer="layout" svg:width="4.7cm" svg:height="3.1cm" svg:x="4.7cm" svg:y="5.6cm">
          <text:p text:style-name="P1">Result = [ 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7cm" svg:height="3.1cm" svg:x="12cm" svg:y="5.6cm">
          <text:p text:style-name="P1">Result = [ 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4.4cm" svg:y1="8.7cm" svg:x2="14.4cm" svg:y2="11.8cm">
          <text:p/>
        </draw:line>
        <draw:line draw:style-name="gr4" draw:text-style-name="P4" draw:layer="layout" svg:x1="7.1cm" svg:y1="15.7cm" svg:x2="10cm" svg:y2="19.4cm">
          <text:p/>
        </draw:line>
        <draw:custom-shape draw:style-name="gr5" draw:text-style-name="P1" draw:layer="layout" svg:width="7.7cm" svg:height="7.8cm" svg:x="6.8cm" svg:y="19.3cm">
          <text:p text:style-name="P1">SHARED MEMOR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4" draw:layer="layout" svg:x1="14.4cm" svg:y1="15.7cm" svg:x2="11.6cm" svg:y2="19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1T21:53:26.442156157</meta:creation-date>
    <dc:date>2018-09-21T22:05:55.319695649</dc:date>
    <meta:editing-duration>PT12M29S</meta:editing-duration>
    <meta:editing-cycles>1</meta:editing-cycles>
    <meta:document-statistic meta:object-count="11"/>
    <meta:generator>LibreOffice/6.0.3.2$Linux_X86_64 LibreOffice_project/00m0$Build-2</meta:generator>
  </office:meta>
</office:document-meta>
</file>